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72 results.B1:results.B1 results.B2:results.B72 results.A1:results.A1 results.A2:results.A72 results.C1:results.C1 results.C2:results.C72 results.A1:results.A1 results.A2:results.A72 results.D1:results.D1 results.D2:results.D72 results.A1:results.A1 results.A2:results.A72 results.E1:results.E1 results.E2:results.E72 results.A1:results.A1 results.A2:results.A72 results.F1:results.F1 results.F2:results.F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56649806605177" calcext:value-type="float">
            <text:p>0.5664980661</text:p>
          </table:table-cell>
          <table:table-cell table:number-columns-repeated="3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8283249033026" calcext:value-type="float">
            <text:p>0.568283249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6200535554894" calcext:value-type="float">
            <text:p>0.5662005356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66795596548646" calcext:value-type="float">
            <text:p>0.5667955965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8283249033026" calcext:value-type="float">
            <text:p>0.568283249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66200535554894" calcext:value-type="float">
            <text:p>0.5662005356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67390657542398" calcext:value-type="float">
            <text:p>0.5673906575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5903005058019" calcext:value-type="float">
            <text:p>0.5659030051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67688188039274" calcext:value-type="float">
            <text:p>0.567688188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565903005058019" calcext:value-type="float">
            <text:p>0.5659030051</text:p>
          </table:table-cell>
          <table:table-cell table:number-columns-repeated="3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67093127045522" calcext:value-type="float">
            <text:p>0.567093127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65903005058019" calcext:value-type="float">
            <text:p>0.5659030051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6649806605177" calcext:value-type="float">
            <text:p>0.5664980661</text:p>
          </table:table-cell>
          <table:table-cell office:value-type="float" office:value="0.566200535554894" calcext:value-type="float">
            <text:p>0.5662005356</text:p>
          </table:table-cell>
          <table:table-cell table:number-columns-repeated="3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.56649806605177" calcext:value-type="float">
            <text:p>0.5664980661</text:p>
          </table:table-cell>
          <table:table-cell office:value-type="float" office:value="0.565903005058019" calcext:value-type="float">
            <text:p>0.5659030051</text:p>
          </table:table-cell>
          <table:table-cell table:number-columns-repeated="2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72746206486165" calcext:value-type="float">
            <text:p>0.5727462065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66795596548646" calcext:value-type="float">
            <text:p>0.5667955965</text:p>
          </table:table-cell>
          <table:table-cell office:value-type="float" office:value="0.56649806605177" calcext:value-type="float">
            <text:p>0.5664980661</text:p>
          </table:table-cell>
          <table:table-cell table:number-columns-repeated="3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65903005058019" calcext:value-type="float">
            <text:p>0.5659030051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65903005058019" calcext:value-type="float">
            <text:p>0.5659030051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649806605177" calcext:value-type="float">
            <text:p>0.5664980661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72448675989289" calcext:value-type="float">
            <text:p>0.572448676</text:p>
          </table:table-cell>
          <table:table-cell office:value-type="float" office:value="0.566200535554894" calcext:value-type="float">
            <text:p>0.5662005356</text:p>
          </table:table-cell>
          <table:table-cell table:number-columns-repeated="3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6795596548646" calcext:value-type="float">
            <text:p>0.5667955965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66200535554894" calcext:value-type="float">
            <text:p>0.5662005356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65903005058019" calcext:value-type="float">
            <text:p>0.5659030051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67390657542398" calcext:value-type="float">
            <text:p>0.5673906575</text:p>
          </table:table-cell>
          <table:table-cell office:value-type="float" office:value="0.565903005058019" calcext:value-type="float">
            <text:p>0.5659030051</text:p>
          </table:table-cell>
          <table:table-cell table:number-columns-repeated="3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6798571853615" calcext:value-type="float">
            <text:p>0.5679857185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66795596548646" calcext:value-type="float">
            <text:p>0.5667955965</text:p>
          </table:table-cell>
          <table:table-cell table:number-columns-repeated="4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 office:value-type="float" office:value="0.565605474561143" calcext:value-type="float">
            <text:p>0.5656054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8:09.784046038</dc:date>
    <meta:editing-duration>PT20S</meta:editing-duration>
    <meta:editing-cycles>1</meta:editing-cycles>
    <meta:document-statistic meta:table-count="1" meta:cell-count="4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72" chart:data-source-has-labels="row" svg:x="0.32cm" svg:y="0.18cm" svg:width="12.08cm" svg:height="8.64cm">
          <chartooo:coordinate-region svg:x="1.476cm" svg:y="0.382cm" svg:width="10.721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72" chart:label-cell-address="results.B1:results.B1" chart:class="chart:scatter">
            <chart:domain table:cell-range-address="results.A2:results.A72"/>
            <chart:data-point chart:repeated="71"/>
          </chart:series>
          <chart:series chart:style-name="ch7" chart:values-cell-range-address="results.C2:results.C72" chart:label-cell-address="results.C1:results.C1" chart:class="chart:scatter">
            <chart:data-point chart:repeated="71"/>
          </chart:series>
          <chart:series chart:style-name="ch8" chart:values-cell-range-address="results.D2:results.D72" chart:label-cell-address="results.D1:results.D1" chart:class="chart:scatter">
            <chart:data-point chart:repeated="71"/>
          </chart:series>
          <chart:series chart:style-name="ch9" chart:values-cell-range-address="results.E2:results.E72" chart:label-cell-address="results.E1:results.E1" chart:class="chart:scatter">
            <chart:data-point chart:repeated="71"/>
          </chart:series>
          <chart:series chart:style-name="ch10" chart:values-cell-range-address="results.F2:results.F72" chart:label-cell-address="results.F1:results.F1" chart:class="chart:scatter"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72</svg:desc>
                </draw:g>
              </table:table-cell>
              <table:table-cell office:value-type="float" office:value="0.565605474561143">
                <text:p>0.565605474561143</text:p>
                <draw:g>
                  <svg:desc>results.B2:results.B72</svg:desc>
                </draw:g>
              </table:table-cell>
              <table:table-cell office:value-type="float" office:value="0.565605474561143">
                <text:p>0.565605474561143</text:p>
                <draw:g>
                  <svg:desc>results.C2:results.C72</svg:desc>
                </draw:g>
              </table:table-cell>
              <table:table-cell office:value-type="float" office:value="0.565605474561143">
                <text:p>0.565605474561143</text:p>
                <draw:g>
                  <svg:desc>results.D2:results.D72</svg:desc>
                </draw:g>
              </table:table-cell>
              <table:table-cell office:value-type="float" office:value="0.565605474561143">
                <text:p>0.565605474561143</text:p>
                <draw:g>
                  <svg:desc>results.E2:results.E72</svg:desc>
                </draw:g>
              </table:table-cell>
              <table:table-cell office:value-type="float" office:value="0.565605474561143">
                <text:p>0.565605474561143</text:p>
                <draw:g>
                  <svg:desc>results.F2:results.F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6649806605177">
                <text:p>0.56649806605177</text:p>
              </table:table-cell>
              <table:table-cell office:value-type="float" office:value="0.56649806605177">
                <text:p>0.56649806605177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68283249033026">
                <text:p>0.568283249033026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66200535554894">
                <text:p>0.56620053555489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66795596548646">
                <text:p>0.566795596548646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68283249033026">
                <text:p>0.568283249033026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66200535554894">
                <text:p>0.56620053555489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67390657542398">
                <text:p>0.567390657542398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65903005058019">
                <text:p>0.56590300505801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67688188039274">
                <text:p>0.56768818803927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65903005058019">
                <text:p>0.565903005058019</text:p>
              </table:table-cell>
              <table:table-cell office:value-type="float" office:value="0.565903005058019">
                <text:p>0.56590300505801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67093127045522">
                <text:p>0.567093127045522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65903005058019">
                <text:p>0.56590300505801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6649806605177">
                <text:p>0.56649806605177</text:p>
              </table:table-cell>
              <table:table-cell office:value-type="float" office:value="0.566200535554894">
                <text:p>0.56620053555489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6649806605177">
                <text:p>0.56649806605177</text:p>
              </table:table-cell>
              <table:table-cell office:value-type="float" office:value="0.56649806605177">
                <text:p>0.56649806605177</text:p>
              </table:table-cell>
              <table:table-cell office:value-type="float" office:value="0.565903005058019">
                <text:p>0.56590300505801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72746206486165">
                <text:p>0.572746206486165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66795596548646">
                <text:p>0.566795596548646</text:p>
              </table:table-cell>
              <table:table-cell office:value-type="float" office:value="0.56649806605177">
                <text:p>0.56649806605177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65903005058019">
                <text:p>0.56590300505801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65903005058019">
                <text:p>0.56590300505801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6649806605177">
                <text:p>0.56649806605177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72448675989289">
                <text:p>0.572448675989289</text:p>
              </table:table-cell>
              <table:table-cell office:value-type="float" office:value="0.566200535554894">
                <text:p>0.56620053555489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66795596548646">
                <text:p>0.566795596548646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66200535554894">
                <text:p>0.566200535554894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65903005058019">
                <text:p>0.56590300505801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67390657542398">
                <text:p>0.567390657542398</text:p>
              </table:table-cell>
              <table:table-cell office:value-type="float" office:value="0.565903005058019">
                <text:p>0.56590300505801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6798571853615">
                <text:p>0.56798571853615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66795596548646">
                <text:p>0.566795596548646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  <table:table-cell office:value-type="float" office:value="0.565605474561143">
                <text:p>0.565605474561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